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5111184">
          <text:insertion>
            <office:change-info>
              <dc:creator>Gauthier Bastien</dc:creator>
              <dc:date>2012-03-16T15:05:00</dc:date>
            </office:change-info>
          </text:insertion>
        </text:changed-region>
        <text:changed-region text:id="ct165110952">
          <text:insertion>
            <office:change-info>
              <dc:creator>Gauthier Bastien</dc:creator>
              <dc:date>2012-03-16T15:05:00</dc:date>
            </office:change-info>
          </text:insertion>
        </text:changed-region>
        <text:changed-region text:id="ct165111440">
          <text:insertion>
            <office:change-info>
              <dc:creator>Gauthier Bastien</dc:creator>
              <dc:date>2012-03-16T15:05:00</dc:date>
            </office:change-info>
          </text:insertion>
        </text:changed-region>
        <text:changed-region text:id="ct16512481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511889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5128496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4815048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. COMMISSION DES FINANCES, DU DEVELOPPEMENT ECONOMIQUE ET DU PATRIMOINE</text:p>
      <text:p text:style-name="P4">(<text:change-start text:change-id="ct165111184"/>self.utranslate("weekday_%s" % self.getPreMeetingDate_5().aDay().lower(), domain="plonelocales")<text:change-end text:change-id="ct165111184"/> <text:change-start text:change-id="ct165110952"/>tool.formatDate(self.getPreMeetingDate_5(), withHour=True)<text:change-end text:change-id="ct165110952"/>, <text:change-start text:change-id="ct165111440"/>self.getPreMeetingPlace_5()<text:change-end text:change-id="ct165111440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5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finances-et-patrimoine',], renumber=True)</text:span></text:p></office:annotation></text:span><text:change-start text:change-id="ct165124816"/><text:span text:style-name="T1">item[0]</text:span><text:change-end text:change-id="ct165124816"/><text:span text:style-name="T1">. </text:span><text:change-start text:change-id="ct165118896"/><text:span text:style-name="T1">item[1].Title()</text:span><text:change-end text:change-id="ct16511889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finances-et-patrimoin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finances-et-patrimoine</text:span><text:span text:style-name="T3">-1er-supplement',], renumber=True, firstNumber=len(</text:span><text:span text:style-name="T2">self.adapted().getPrintableItems(itemUids, categories=['commission-finances-et-patrimoine',], renumber=True)</text:span><text:span text:style-name="T3">)+1)</text:span></text:p></office:annotation></text:span><text:change-start text:change-id="ct165128496"/><text:span text:style-name="T1">item[0]</text:span><text:change-end text:change-id="ct165128496"/><text:span text:style-name="T1">. </text:span><text:change-start text:change-id="ct164815048"/><text:span text:style-name="T1">item[1].Title()</text:span><text:change-end text:change-id="ct16481504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42:35</dc:date>
    <dc:creator>Gauthier Bastien</dc:creator>
    <meta:editing-duration>PT03H22M06S</meta:editing-duration>
    <meta:editing-cycles>57</meta:editing-cycles>
    <meta:generator>OpenOffice.org/3.1$Linux OpenOffice.org_project/310m19$Build-9420</meta:generator>
    <meta:document-statistic meta:table-count="2" meta:image-count="0" meta:object-count="0" meta:page-count="1" meta:paragraph-count="10" meta:word-count="32" meta:character-count="410"/>
  </office:meta>
</office:document-meta>
</file>